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000000" draw:marker-start-width="0.229cm" draw:marker-end="Arrowheads_20_6" draw:marker-end-width="0.635cm" draw:marker-end-center="false" draw:stroke-linejoin="miter" draw:fill="none" draw:fill-color="#ffffff" draw:textarea-horizontal-align="left" draw:textarea-vertical-align="middle" draw:auto-grow-height="false" fo:padding-top="0.102cm" fo:padding-bottom="0.102cm" fo:padding-left="0.222cm" fo:padding-right="0.222cm" fo:wrap-option="wrap" draw:shadow="hidden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1.45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77cm" fo:min-width="2.703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1.107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2.394cm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77cm" fo:min-width="5.04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2.305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-25% 58%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9.897cm" svg:y1="4.462cm" svg:x2="12.185cm" svg:y2="4.462cm">
          <text:p/>
        </draw:line>
        <draw:custom-shape draw:style-name="gr2" draw:text-style-name="P3" draw:layer="layout" svg:width="1.95cm" svg:height="0.853cm" svg:x="10.068cm" svg:y="3.175cm">
          <text:p text:style-name="P2"><text:span text:style-name="T1">Mix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609cm" svg:height="3.907cm" svg:x="-0.643cm" svg:y="2.24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73cm" svg:y1="2.222cm" svg:x2="4.173cm" svg:y2="6.134cm">
          <text:p/>
        </draw:line>
        <draw:custom-shape draw:style-name="gr5" draw:text-style-name="P3" draw:layer="layout" svg:width="3.203cm" svg:height="1.03cm" svg:x="0.081cm" svg:y="3.735cm">
          <text:p text:style-name="P3"><text:span text:style-name="T2">P</text:span><text:span text:style-name="T3">, </text:span><text:span text:style-name="T2">T</text:span><text:span text:style-name="T3">, </text:span><text:span text:style-name="T2">V</text:span><text:span text:style-name="T4">1</text:span><text:span text:style-name="T3">, </text:span><text:span text:style-name="T2">n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03cm" svg:height="1.03cm" svg:x="5.082cm" svg:y="3.735cm">
          <text:p text:style-name="P3"><text:span text:style-name="T2">P</text:span><text:span text:style-name="T3">, </text:span><text:span text:style-name="T2">T</text:span><text:span text:style-name="T3">, </text:span><text:span text:style-name="T2">V</text:span><text:span text:style-name="T4">2</text:span><text:span text:style-name="T3">, </text:span><text:span text:style-name="T2">n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07cm" svg:height="0.937cm" svg:x="3.248cm" svg:y="6.279cm">
          <text:p text:style-name="P3"><text:span text:style-name="T3">Wal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94cm" svg:height="0.853cm" svg:x="2.715cm" svg:y="1.278cm">
          <text:p text:style-name="P3"><text:span text:style-name="T1">Initial stat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9.609cm" svg:height="3.907cm" svg:x="12.653cm" svg:y="2.2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5.543cm" svg:height="1.03cm" svg:x="14.882cm" svg:y="3.871cm">
            <text:p text:style-name="P2"><text:span text:style-name="T2">P</text:span><text:span text:style-name="T3">, </text:span><text:span text:style-name="T2">T</text:span><text:span text:style-name="T3">, </text:span><text:span text:style-name="T2">V</text:span><text:span text:style-name="T4">1</text:span><text:span text:style-name="T3"> + </text:span><text:span text:style-name="T2">V</text:span><text:span text:style-name="T4">2</text:span><text:span text:style-name="T3">, </text:span><text:span text:style-name="T2">n</text:span><text:span text:style-name="T4">1</text:span><text:span text:style-name="T3"> + </text:span><text:span text:style-name="T2">n</text:span><text:span text:style-name="T4">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2.805cm" svg:height="0.853cm" svg:x="15.892cm" svg:y="1.278cm">
            <text:p text:style-name="P2"><text:span text:style-name="T1">Final stat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6" draw:display-name="Arrowheads 6" svg:viewBox="0 0 716 716" svg:d="m358 0 358 651-108 65-250-458-251 458-107-6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12T09:31:19</meta:creation-date>
    <dc:creator>Jussi Eloranta</dc:creator>
    <dc:date>2008-05-12T09:32:56</dc:date>
    <meta:editing-cycles>1</meta:editing-cycles>
    <meta:editing-duration>PT1M3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